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5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4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9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4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4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8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5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loext:graphic-properties draw:fill="none" draw:fill-color="#ffffff"/>
      <style:text-properties style:font-name="American Typewriter"/>
    </style:style>
    <style:style style:name="P10" style:family="paragraph">
      <style:text-properties fo:color="#c9211e"/>
    </style:style>
    <style:style style:name="P11" style:family="paragraph">
      <loext:graphic-properties draw:fill="none" draw:fill-color="#ffffff"/>
      <style:text-properties fo:color="#c9211e" style:font-name="American Typewriter"/>
    </style:style>
    <style:style style:name="P12" style:family="paragraph">
      <loext:graphic-properties draw:fill="none" draw:fill-color="#ffffff"/>
      <style:text-properties fo:color="#c9211e" style:font-name="American Typewriter" fo:font-weight="bold" style:font-weight-asian="bold" style:font-weight-complex="bold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style:style style:name="T6" style:family="text">
      <style:text-properties fo:color="#c9211e" style:font-name="American 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(int, float, string, bool)</text:span></text:p>
              </text:list-item>
              <text:list-item>
                <text:p><text:span text:style-name="T5">Abstrakcyjne (lista, hasz, kolejka)</text:span></text:p>
              </text:list-item>
              <text:list-item>
                <text:p><text:span text:style-name="T5">Klienta (dowolne 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projektowe</text:span></text:p>
              </text:list-item>
              <text:list-item>
                <text:p><text:span text:style-name="T5">Antywzorce projektowe</text:span></text:p>
              </text:list-item>
              <text:list-item>
                <text:p><text:span text:style-name="T5">Dobre 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draw:frame draw:style-name="gr5" draw:text-style-name="P9" draw:layer="layout" svg:width="3.004cm" svg:height="0.988cm" svg:x="2.596cm" svg:y="4.8cm">
          <draw:text-box>
            <text:p><text:span text:style-name="T5">Promise</text:span></text:p>
          </draw:text-box>
        </draw:frame>
        <draw:frame draw:style-name="gr6" draw:text-style-name="P9" draw:layer="layout" svg:width="2.898cm" svg:height="0.988cm" svg:x="6.902cm" svg:y="3.8cm">
          <draw:text-box>
            <text:p><text:span text:style-name="T5">reducer</text:span></text:p>
          </draw:text-box>
        </draw:frame>
        <draw:frame draw:style-name="gr7" draw:text-style-name="P9" draw:layer="layout" svg:width="3.233cm" svg:height="0.988cm" svg:x="12.367cm" svg:y="5.1cm">
          <draw:text-box>
            <text:p><text:span text:style-name="T5">reduktor</text:span></text:p>
          </draw:text-box>
        </draw:frame>
        <draw:frame draw:style-name="gr8" draw:text-style-name="P9" draw:layer="layout" svg:width="1.683cm" svg:height="0.988cm" svg:x="15.1cm" svg:y="3.712cm">
          <draw:text-box>
            <text:p><text:span text:style-name="T5">flux</text:span></text:p>
          </draw:text-box>
        </draw:frame>
        <draw:frame draw:style-name="gr9" draw:text-style-name="P9" draw:layer="layout" svg:width="5.434cm" svg:height="0.988cm" svg:x="16.638cm" svg:y="6.724cm">
          <draw:text-box>
            <text:p><text:span text:style-name="T5">czysty kontener</text:span></text:p>
          </draw:text-box>
        </draw:frame>
        <draw:frame draw:style-name="gr10" draw:text-style-name="P9" draw:layer="layout" svg:width="6.526cm" svg:height="0.988cm" svg:x="17.474cm" svg:y="9.112cm">
          <draw:text-box>
            <text:p><text:span text:style-name="T5">kontener funkcyjny</text:span></text:p>
          </draw:text-box>
        </draw:frame>
        <draw:frame draw:style-name="gr11" draw:text-style-name="P9" draw:layer="layout" svg:width="4.096cm" svg:height="0.988cm" svg:x="6.704cm" svg:y="9.688cm">
          <draw:text-box>
            <text:p><text:span text:style-name="T5">middleware</text:span></text:p>
          </draw:text-box>
        </draw:frame>
        <draw:frame draw:style-name="gr12" draw:text-style-name="P9" draw:layer="layout" svg:width="2.987cm" svg:height="0.988cm" svg:x="5.213cm" svg:y="6.9cm">
          <draw:text-box>
            <text:p><text:span text:style-name="T5">selektor</text:span></text:p>
          </draw:text-box>
        </draw:frame>
        <draw:frame draw:style-name="gr13" draw:text-style-name="P9" draw:layer="layout" svg:width="3.774cm" svg:height="0.988cm" svg:x="10.326cm" svg:y="7.312cm">
          <draw:text-box>
            <text:p><text:span text:style-name="T5">immutable</text:span></text:p>
          </draw:text-box>
        </draw:frame>
        <draw:frame draw:style-name="gr8" draw:text-style-name="P9" draw:layer="layout" svg:width="2.128cm" svg:height="0.988cm" svg:x="12.1cm" svg:y="11.112cm">
          <draw:text-box>
            <text:p><text:span text:style-name="T5">akcja</text:span></text:p>
          </draw:text-box>
        </draw:frame>
        <draw:frame draw:style-name="gr14" draw:text-style-name="P9" draw:layer="layout" svg:width="6.31cm" svg:height="0.988cm" svg:x="15.6cm" svg:y="10.512cm">
          <draw:text-box>
            <text:p><text:span text:style-name="T5">funkcja strzałkowa</text:span></text:p>
          </draw:text-box>
        </draw:frame>
        <draw:frame draw:style-name="gr15" draw:text-style-name="P9" draw:layer="layout" svg:width="1.874cm" svg:height="0.988cm" svg:x="4.2cm" svg:y="8.712cm">
          <draw:text-box>
            <text:p><text:span text:style-name="T5">saga</text:span></text:p>
          </draw:text-box>
        </draw:frame>
        <draw:frame draw:style-name="gr16" draw:text-style-name="P9" draw:layer="layout" svg:width="2.356cm" svg:height="0.988cm" svg:x="4cm" svg:y="13.712cm">
          <draw:text-box>
            <text:p><text:span text:style-name="T5">thunk</text:span></text:p>
          </draw:text-box>
        </draw:frame>
        <draw:frame draw:style-name="gr17" draw:text-style-name="P9" draw:layer="layout" svg:width="2.018cm" svg:height="0.988cm" svg:x="7.2cm" svg:y="14.712cm">
          <draw:text-box>
            <text:p><text:span text:style-name="T5">state</text:span></text:p>
          </draw:text-box>
        </draw:frame>
        <draw:frame draw:style-name="gr18" draw:text-style-name="P9" draw:layer="layout" svg:width="4.007cm" svg:height="0.988cm" svg:x="13.993cm" svg:y="14.912cm">
          <draw:text-box>
            <text:p><text:span text:style-name="T5">redux state</text:span></text:p>
          </draw:text-box>
        </draw:frame>
        <draw:frame draw:style-name="gr19" draw:text-style-name="P9" draw:layer="layout" svg:width="3.283cm" svg:height="0.988cm" svg:x="19.8cm" svg:y="5.012cm">
          <draw:text-box>
            <text:p><text:span text:style-name="T5">kontener</text:span></text:p>
          </draw:text-box>
        </draw:frame>
        <draw:frame draw:style-name="gr8" draw:text-style-name="P9" draw:layer="layout" svg:width="2.225cm" svg:height="0.988cm" svg:x="13.675cm" svg:y="16.2cm">
          <draw:text-box>
            <text:p><text:span text:style-name="T5">dumb</text:span></text:p>
          </draw:text-box>
        </draw:frame>
        <draw:frame draw:style-name="gr8" draw:text-style-name="P9" draw:layer="layout" svg:width="2.344cm" svg:height="0.988cm" svg:x="13.8cm" svg:y="13.7cm">
          <draw:text-box>
            <text:p><text:span text:style-name="T5">smart</text:span></text:p>
          </draw:text-box>
        </draw:frame>
        <draw:frame draw:style-name="gr20" draw:text-style-name="P9" draw:layer="layout" svg:width="2.238cm" svg:height="0.988cm" svg:x="2.162cm" svg:y="10.312cm">
          <draw:text-box>
            <text:p><text:span text:style-name="T5">props</text:span></text:p>
          </draw:text-box>
        </draw:frame>
        <draw:frame draw:style-name="gr21" draw:text-style-name="P9" draw:layer="layout" svg:width="1.37cm" svg:height="0.988cm" svg:x="4.917cm" svg:y="11.1cm">
          <draw:text-box>
            <text:p><text:span text:style-name="T5">ref</text:span></text:p>
          </draw:text-box>
        </draw:frame>
        <draw:frame draw:style-name="gr22" draw:text-style-name="P9" draw:layer="layout" svg:width="2.949cm" svg:height="0.988cm" svg:x="7.051cm" svg:y="12.9cm">
          <draw:text-box>
            <text:p><text:span text:style-name="T5">element</text:span></text:p>
          </draw:text-box>
        </draw:frame>
        <draw:frame draw:style-name="gr23" draw:text-style-name="P9" draw:layer="layout" svg:width="3.144cm" svg:height="0.988cm" svg:x="10.2cm" svg:y="13.712cm">
          <draw:text-box>
            <text:p><text:span text:style-name="T5">webpack</text:span></text:p>
          </draw:text-box>
        </draw:frame>
        <draw:frame draw:style-name="gr24" draw:text-style-name="P9" draw:layer="layout" svg:width="2.471cm" svg:height="0.988cm" svg:x="13.8cm" svg:y="6.3cm">
          <draw:text-box>
            <text:p><text:span text:style-name="T5">nodejs</text:span></text:p>
          </draw:text-box>
        </draw:frame>
        <draw:frame draw:style-name="gr25" draw:text-style-name="P9" draw:layer="layout" svg:width="1.861cm" svg:height="0.988cm" svg:x="12.6cm" svg:y="9.912cm">
          <draw:text-box>
            <text:p><text:span text:style-name="T5">npm</text:span></text:p>
          </draw:text-box>
        </draw:frame>
        <draw:frame draw:style-name="gr26" draw:text-style-name="P9" draw:layer="layout" svg:width="6.852cm" svg:height="0.988cm" svg:x="18.148cm" svg:y="14.312cm">
          <draw:text-box>
            <text:p><text:span text:style-name="T5">cykl życia kontenera</text:span></text:p>
          </draw:text-box>
        </draw:frame>
        <draw:frame draw:style-name="gr27" draw:text-style-name="P9" draw:layer="layout" svg:width="2.191cm" svg:height="0.988cm" svg:x="2.009cm" svg:y="6.3cm">
          <draw:text-box>
            <text:p><text:span text:style-name="T5">Babel</text:span></text:p>
          </draw:text-box>
        </draw:frame>
        <draw:frame draw:style-name="gr28" draw:text-style-name="P9" draw:layer="layout" svg:width="1.73cm" svg:height="0.988cm" svg:x="5.47cm" svg:y="5.8cm">
          <draw:text-box>
            <text:p><text:span text:style-name="T5">ES6</text:span></text:p>
          </draw:text-box>
        </draw:frame>
        <draw:frame draw:style-name="gr8" draw:text-style-name="P9" draw:layer="layout" svg:width="1.73cm" svg:height="0.988cm" svg:x="8.4cm" svg:y="6.1cm">
          <draw:text-box>
            <text:p><text:span text:style-name="T5">ES7</text:span></text:p>
          </draw:text-box>
        </draw:frame>
        <draw:frame draw:style-name="gr8" draw:text-style-name="P9" draw:layer="layout" svg:width="1.73cm" svg:height="0.988cm" svg:x="11.07cm" svg:y="6.1cm">
          <draw:text-box>
            <text:p><text:span text:style-name="T5">ES8</text:span></text:p>
          </draw:text-box>
        </draw:frame>
        <draw:frame draw:style-name="gr29" draw:text-style-name="P9" draw:layer="layout" svg:width="2.847cm" svg:height="0.988cm" svg:x="7.07cm" svg:y="8.112cm">
          <draw:text-box>
            <text:p><text:span text:style-name="T5">ES2015</text:span></text:p>
          </draw:text-box>
        </draw:frame>
        <draw:frame draw:style-name="gr28" draw:text-style-name="P9" draw:layer="layout" svg:width="1.73cm" svg:height="0.988cm" svg:x="19.8cm" svg:y="7.712cm">
          <draw:text-box>
            <text:p><text:span text:style-name="T5">ES5</text:span></text:p>
          </draw:text-box>
        </draw:frame>
        <draw:frame draw:style-name="gr30" draw:text-style-name="P9" draw:layer="layout" svg:width="2.83cm" svg:height="0.988cm" svg:x="10.8cm" svg:y="8.7cm">
          <draw:text-box>
            <text:p><text:span text:style-name="T5">ES2016</text:span></text:p>
          </draw:text-box>
        </draw:frame>
        <draw:frame draw:style-name="gr31" draw:text-style-name="P9" draw:layer="layout" svg:width="2.805cm" svg:height="0.988cm" svg:x="15.6cm" svg:y="7.912cm">
          <draw:text-box>
            <text:p><text:span text:style-name="T5">ES2017</text:span></text:p>
          </draw:text-box>
        </draw:frame>
        <draw:frame draw:style-name="gr32" draw:text-style-name="P9" draw:layer="layout" svg:width="3.872cm" svg:height="0.988cm" svg:x="1.928cm" svg:y="12.112cm">
          <draw:text-box>
            <text:p><text:span text:style-name="T5">server side</text:span></text:p>
          </draw:text-box>
        </draw:frame>
        <draw:frame draw:style-name="gr33" draw:text-style-name="P9" draw:layer="layout" svg:width="1.891cm" svg:height="0.988cm" svg:x="17.129cm" svg:y="5.6cm">
          <draw:text-box>
            <text:p><text:span text:style-name="T5">JWT</text:span></text:p>
          </draw:text-box>
        </draw:frame>
        <draw:frame draw:style-name="gr34" draw:text-style-name="P9" draw:layer="layout" svg:width="2.331cm" svg:height="0.988cm" svg:x="1.8cm" svg:y="7.712cm">
          <draw:text-box>
            <text:p><text:span text:style-name="T5">redux</text:span></text:p>
          </draw:text-box>
        </draw:frame>
        <draw:frame draw:style-name="gr35" draw:text-style-name="P9" draw:layer="layout" svg:width="2.957cm" svg:height="0.988cm" svg:x="16.36cm" svg:y="4.588cm">
          <draw:text-box>
            <text:p><text:span text:style-name="T5">pending</text:span></text:p>
          </draw:text-box>
        </draw:frame>
        <draw:frame draw:style-name="gr36" draw:text-style-name="P9" draw:layer="layout" svg:width="2.796cm" svg:height="0.988cm" svg:x="7.4cm" svg:y="11.312cm">
          <draw:text-box>
            <text:p><text:span text:style-name="T5">fulfilled</text:span></text:p>
          </draw:text-box>
        </draw:frame>
        <draw:frame draw:style-name="gr37" draw:text-style-name="P9" draw:layer="layout" svg:width="2.966cm" svg:height="0.988cm" svg:x="22.004cm" svg:y="7.712cm">
          <draw:text-box>
            <text:p><text:span text:style-name="T5">rejected</text:span></text:p>
          </draw:text-box>
        </draw:frame>
        <draw:frame draw:style-name="gr38" draw:text-style-name="P9" draw:layer="layout" svg:width="6.332cm" svg:height="1cm" svg:x="10.4cm" svg:y="12.3cm">
          <draw:text-box>
            <text:p><text:span text:style-name="T5">create-react-app</text:span></text:p>
          </draw:text-box>
        </draw:frame>
        <draw:frame draw:style-name="gr39" draw:text-style-name="P9" draw:layer="layout" svg:width="2.344cm" svg:height="0.988cm" svg:x="18.056cm" svg:y="11.9cm">
          <draw:text-box>
            <text:p><text:span text:style-name="T5">smart</text:span></text:p>
          </draw:text-box>
        </draw:frame>
        <draw:frame draw:style-name="gr40" draw:text-style-name="P9" draw:layer="layout" svg:width="2.123cm" svg:height="0.988cm" svg:x="2.6cm" svg:y="15.3cm">
          <draw:text-box>
            <text:p><text:span text:style-name="T5">story</text:span></text:p>
          </draw:text-box>
        </draw:frame>
        <draw:frame draw:style-name="gr8" draw:text-style-name="P9" draw:layer="layout" svg:width="4.2cm" svg:height="0.988cm" svg:x="7.6cm" svg:y="4.912cm">
          <draw:text-box>
            <text:p><text:span text:style-name="T5">storybook</text:span></text:p>
          </draw:text-box>
        </draw:frame>
        <draw:frame draw:style-name="gr41" draw:text-style-name="P9" draw:layer="layout" svg:width="1.797cm" svg:height="0.988cm" svg:x="4.4cm" svg:y="3.6cm">
          <draw:text-box>
            <text:p><text:span text:style-name="T5">Jest</text:span></text:p>
          </draw:text-box>
        </draw:frame>
        <draw:frame draw:style-name="gr42" draw:text-style-name="P9" draw:layer="layout" svg:width="3.639cm" svg:height="0.988cm" svg:x="9.761cm" svg:y="15.312cm">
          <draw:text-box>
            <text:p><text:span text:style-name="T5">typescript</text:span></text:p>
          </draw:text-box>
        </draw:frame>
        <draw:frame draw:style-name="gr28" draw:text-style-name="P9" draw:layer="layout" svg:width="1.73cm" svg:height="0.988cm" svg:x="14.2cm" svg:y="8.9cm">
          <draw:text-box>
            <text:p><text:span text:style-name="T5">flow</text:span></text:p>
          </draw:text-box>
        </draw:frame>
        <draw:frame draw:style-name="gr8" draw:text-style-name="P9" draw:layer="layout" svg:width="4.2cm" svg:height="0.988cm" svg:x="21.2cm" svg:y="11.512cm">
          <draw:text-box>
            <text:p><text:span text:style-name="T5">JavaScript</text:span></text:p>
          </draw:text-box>
        </draw:frame>
        <draw:frame draw:style-name="gr8" draw:text-style-name="P9" draw:layer="layout" svg:width="4.2cm" svg:height="0.988cm" svg:x="5.2cm" svg:y="16.112cm">
          <draw:text-box>
            <text:p><text:span text:style-name="T5">EcmaScript</text:span></text:p>
          </draw:text-box>
        </draw:frame>
        <draw:frame draw:style-name="gr43" draw:text-style-name="P9" draw:layer="layout" svg:width="2.598cm" svg:height="0.988cm" svg:x="11.602cm" svg:y="3.924cm">
          <draw:text-box>
            <text:p><text:span text:style-name="T5">vanilla</text:span></text:p>
          </draw:text-box>
        </draw:frame>
        <draw:frame draw:style-name="gr44" draw:text-style-name="P9" draw:layer="layout" svg:width="7.982cm" svg:height="0.988cm" svg:x="16.548cm" svg:y="13.1cm">
          <draw:text-box>
            <text:p><text:span text:style-name="T5">Higher order component</text:span></text:p>
          </draw:text-box>
        </draw:frame>
        <draw:frame draw:style-name="gr45" draw:text-style-name="P9" draw:layer="layout" svg:width="3.935cm" svg:height="0.988cm" svg:x="18.4cm" svg:y="15.7cm">
          <draw:text-box>
            <text:p><text:span text:style-name="T5">komponent</text:span></text:p>
          </draw:text-box>
        </draw:frame>
        <draw:frame draw:style-name="gr46" draw:text-style-name="P9" draw:layer="layout" svg:width="2.013cm" svg:height="0.988cm" svg:x="1.4cm" svg:y="9.112cm">
          <draw:text-box>
            <text:p><text:span text:style-name="T5">fetch</text:span></text:p>
          </draw:text-box>
        </draw:frame>
        <draw:frame draw:style-name="gr8" draw:text-style-name="P9" draw:layer="layout" svg:width="2.128cm" svg:height="0.988cm" svg:x="20.872cm" svg:y="6cm">
          <draw:text-box>
            <text:p><text:span text:style-name="T5">axios</text:span></text:p>
          </draw:text-box>
        </draw:frame>
        <draw:frame draw:style-name="gr47" draw:text-style-name="P9" draw:layer="layout" svg:width="5.891cm" svg:height="0.988cm" svg:x="17.8cm" svg:y="3.6cm">
          <draw:text-box>
            <text:p><text:span text:style-name="T5">one way data fl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draw:frame draw:style-name="gr5" draw:text-style-name="P9" draw:layer="layout" svg:width="3.004cm" svg:height="0.988cm" svg:x="2.596cm" svg:y="4.8cm">
          <draw:text-box>
            <text:p><text:span text:style-name="T5">Promise</text:span></text:p>
          </draw:text-box>
        </draw:frame>
        <draw:frame draw:style-name="gr6" draw:text-style-name="P9" draw:layer="layout" svg:width="2.898cm" svg:height="0.988cm" svg:x="6.902cm" svg:y="3.8cm">
          <draw:text-box>
            <text:p><text:span text:style-name="T5">reducer</text:span></text:p>
          </draw:text-box>
        </draw:frame>
        <draw:frame draw:style-name="gr7" draw:text-style-name="P9" draw:layer="layout" svg:width="3.233cm" svg:height="0.988cm" svg:x="12.367cm" svg:y="5.1cm">
          <draw:text-box>
            <text:p><text:span text:style-name="T5">reduktor</text:span></text:p>
          </draw:text-box>
        </draw:frame>
        <draw:frame draw:style-name="gr8" draw:text-style-name="P9" draw:layer="layout" svg:width="1.683cm" svg:height="0.988cm" svg:x="15.1cm" svg:y="3.712cm">
          <draw:text-box>
            <text:p><text:span text:style-name="T5">flux</text:span></text:p>
          </draw:text-box>
        </draw:frame>
        <draw:frame draw:style-name="gr9" draw:text-style-name="P9" draw:layer="layout" svg:width="5.434cm" svg:height="0.988cm" svg:x="16.638cm" svg:y="6.724cm">
          <draw:text-box>
            <text:p><text:span text:style-name="T5">czysty kontener</text:span></text:p>
          </draw:text-box>
        </draw:frame>
        <draw:frame draw:style-name="gr10" draw:text-style-name="P9" draw:layer="layout" svg:width="6.526cm" svg:height="0.988cm" svg:x="17.474cm" svg:y="9.112cm">
          <draw:text-box>
            <text:p><text:span text:style-name="T5">kontener funkcyjny</text:span></text:p>
          </draw:text-box>
        </draw:frame>
        <draw:frame draw:style-name="gr11" draw:text-style-name="P9" draw:layer="layout" svg:width="4.096cm" svg:height="0.988cm" svg:x="6.704cm" svg:y="9.688cm">
          <draw:text-box>
            <text:p><text:span text:style-name="T5">middleware</text:span></text:p>
          </draw:text-box>
        </draw:frame>
        <draw:frame draw:style-name="gr12" draw:text-style-name="P9" draw:layer="layout" svg:width="2.987cm" svg:height="0.988cm" svg:x="5.213cm" svg:y="6.9cm">
          <draw:text-box>
            <text:p><text:span text:style-name="T5">selektor</text:span></text:p>
          </draw:text-box>
        </draw:frame>
        <draw:frame draw:style-name="gr13" draw:text-style-name="P9" draw:layer="layout" svg:width="3.774cm" svg:height="0.988cm" svg:x="10.326cm" svg:y="7.312cm">
          <draw:text-box>
            <text:p><text:span text:style-name="T5">immutable</text:span></text:p>
          </draw:text-box>
        </draw:frame>
        <draw:frame draw:style-name="gr8" draw:text-style-name="P9" draw:layer="layout" svg:width="2.128cm" svg:height="0.988cm" svg:x="12.1cm" svg:y="11.112cm">
          <draw:text-box>
            <text:p><text:span text:style-name="T5">akcja</text:span></text:p>
          </draw:text-box>
        </draw:frame>
        <draw:frame draw:style-name="gr14" draw:text-style-name="P9" draw:layer="layout" svg:width="6.31cm" svg:height="0.988cm" svg:x="15.6cm" svg:y="10.512cm">
          <draw:text-box>
            <text:p><text:span text:style-name="T5">funkcja strzałkowa</text:span></text:p>
          </draw:text-box>
        </draw:frame>
        <draw:frame draw:style-name="gr15" draw:text-style-name="P9" draw:layer="layout" svg:width="1.874cm" svg:height="0.988cm" svg:x="4.2cm" svg:y="8.712cm">
          <draw:text-box>
            <text:p><text:span text:style-name="T5">saga</text:span></text:p>
          </draw:text-box>
        </draw:frame>
        <draw:frame draw:style-name="gr16" draw:text-style-name="P9" draw:layer="layout" svg:width="2.356cm" svg:height="0.988cm" svg:x="4cm" svg:y="13.712cm">
          <draw:text-box>
            <text:p><text:span text:style-name="T5">thunk</text:span></text:p>
          </draw:text-box>
        </draw:frame>
        <draw:frame draw:style-name="gr17" draw:text-style-name="P9" draw:layer="layout" svg:width="2.018cm" svg:height="0.988cm" svg:x="7.2cm" svg:y="14.712cm">
          <draw:text-box>
            <text:p><text:span text:style-name="T5">state</text:span></text:p>
          </draw:text-box>
        </draw:frame>
        <draw:frame draw:style-name="gr18" draw:text-style-name="P9" draw:layer="layout" svg:width="4.007cm" svg:height="0.988cm" svg:x="13.993cm" svg:y="14.912cm">
          <draw:text-box>
            <text:p><text:span text:style-name="T5">redux state</text:span></text:p>
          </draw:text-box>
        </draw:frame>
        <draw:frame draw:style-name="gr19" draw:text-style-name="P9" draw:layer="layout" svg:width="3.283cm" svg:height="0.988cm" svg:x="19.8cm" svg:y="5.012cm">
          <draw:text-box>
            <text:p><text:span text:style-name="T5">kontener</text:span></text:p>
          </draw:text-box>
        </draw:frame>
        <draw:frame draw:style-name="gr8" draw:text-style-name="P9" draw:layer="layout" svg:width="2.225cm" svg:height="0.988cm" svg:x="13.675cm" svg:y="16.2cm">
          <draw:text-box>
            <text:p><text:span text:style-name="T5">dumb</text:span></text:p>
          </draw:text-box>
        </draw:frame>
        <draw:frame draw:style-name="gr8" draw:text-style-name="P9" draw:layer="layout" svg:width="2.344cm" svg:height="0.988cm" svg:x="13.8cm" svg:y="13.7cm">
          <draw:text-box>
            <text:p><text:span text:style-name="T5">smart</text:span></text:p>
          </draw:text-box>
        </draw:frame>
        <draw:frame draw:style-name="gr20" draw:text-style-name="P9" draw:layer="layout" svg:width="2.238cm" svg:height="0.988cm" svg:x="2.162cm" svg:y="10.312cm">
          <draw:text-box>
            <text:p><text:span text:style-name="T5">props</text:span></text:p>
          </draw:text-box>
        </draw:frame>
        <draw:frame draw:style-name="gr21" draw:text-style-name="P9" draw:layer="layout" svg:width="1.37cm" svg:height="0.988cm" svg:x="4.917cm" svg:y="11.1cm">
          <draw:text-box>
            <text:p><text:span text:style-name="T5">ref</text:span></text:p>
          </draw:text-box>
        </draw:frame>
        <draw:frame draw:style-name="gr22" draw:text-style-name="P9" draw:layer="layout" svg:width="2.949cm" svg:height="0.988cm" svg:x="7.051cm" svg:y="12.9cm">
          <draw:text-box>
            <text:p><text:span text:style-name="T5">element</text:span></text:p>
          </draw:text-box>
        </draw:frame>
        <draw:frame draw:style-name="gr23" draw:text-style-name="P11" draw:layer="layout" svg:width="3.144cm" svg:height="0.988cm" svg:x="10.2cm" svg:y="13.712cm">
          <draw:text-box>
            <text:p text:style-name="P10"><text:span text:style-name="T5">webpack</text:span></text:p>
          </draw:text-box>
        </draw:frame>
        <draw:frame draw:style-name="gr24" draw:text-style-name="P11" draw:layer="layout" svg:width="2.471cm" svg:height="0.988cm" svg:x="13.8cm" svg:y="6.3cm">
          <draw:text-box>
            <text:p text:style-name="P10"><text:span text:style-name="T5">nodejs</text:span></text:p>
          </draw:text-box>
        </draw:frame>
        <draw:frame draw:style-name="gr25" draw:text-style-name="P12" draw:layer="layout" svg:width="1.861cm" svg:height="0.988cm" svg:x="12.6cm" svg:y="9.912cm">
          <draw:text-box>
            <text:p text:style-name="P10"><text:span text:style-name="T6">npm</text:span></text:p>
          </draw:text-box>
        </draw:frame>
        <draw:frame draw:style-name="gr26" draw:text-style-name="P9" draw:layer="layout" svg:width="6.852cm" svg:height="0.988cm" svg:x="18.148cm" svg:y="14.312cm">
          <draw:text-box>
            <text:p><text:span text:style-name="T5">cykl życia kontenera</text:span></text:p>
          </draw:text-box>
        </draw:frame>
        <draw:frame draw:style-name="gr27" draw:text-style-name="P9" draw:layer="layout" svg:width="2.191cm" svg:height="0.988cm" svg:x="2.009cm" svg:y="6.3cm">
          <draw:text-box>
            <text:p><text:span text:style-name="T5">Babel</text:span></text:p>
          </draw:text-box>
        </draw:frame>
        <draw:frame draw:style-name="gr28" draw:text-style-name="P9" draw:layer="layout" svg:width="1.73cm" svg:height="0.988cm" svg:x="5.47cm" svg:y="5.8cm">
          <draw:text-box>
            <text:p><text:span text:style-name="T5">ES6</text:span></text:p>
          </draw:text-box>
        </draw:frame>
        <draw:frame draw:style-name="gr8" draw:text-style-name="P9" draw:layer="layout" svg:width="1.73cm" svg:height="0.988cm" svg:x="8.4cm" svg:y="6.1cm">
          <draw:text-box>
            <text:p><text:span text:style-name="T5">ES7</text:span></text:p>
          </draw:text-box>
        </draw:frame>
        <draw:frame draw:style-name="gr8" draw:text-style-name="P9" draw:layer="layout" svg:width="1.73cm" svg:height="0.988cm" svg:x="11.07cm" svg:y="6.1cm">
          <draw:text-box>
            <text:p><text:span text:style-name="T5">ES8</text:span></text:p>
          </draw:text-box>
        </draw:frame>
        <draw:frame draw:style-name="gr29" draw:text-style-name="P9" draw:layer="layout" svg:width="2.847cm" svg:height="0.988cm" svg:x="7.07cm" svg:y="8.112cm">
          <draw:text-box>
            <text:p><text:span text:style-name="T5">ES2015</text:span></text:p>
          </draw:text-box>
        </draw:frame>
        <draw:frame draw:style-name="gr28" draw:text-style-name="P9" draw:layer="layout" svg:width="1.73cm" svg:height="0.988cm" svg:x="19.8cm" svg:y="7.712cm">
          <draw:text-box>
            <text:p><text:span text:style-name="T5">ES5</text:span></text:p>
          </draw:text-box>
        </draw:frame>
        <draw:frame draw:style-name="gr30" draw:text-style-name="P9" draw:layer="layout" svg:width="2.83cm" svg:height="0.988cm" svg:x="10.8cm" svg:y="8.7cm">
          <draw:text-box>
            <text:p><text:span text:style-name="T5">ES2016</text:span></text:p>
          </draw:text-box>
        </draw:frame>
        <draw:frame draw:style-name="gr31" draw:text-style-name="P9" draw:layer="layout" svg:width="2.805cm" svg:height="0.988cm" svg:x="15.6cm" svg:y="7.912cm">
          <draw:text-box>
            <text:p><text:span text:style-name="T5">ES2017</text:span></text:p>
          </draw:text-box>
        </draw:frame>
        <draw:frame draw:style-name="gr32" draw:text-style-name="P9" draw:layer="layout" svg:width="3.872cm" svg:height="0.988cm" svg:x="1.928cm" svg:y="12.112cm">
          <draw:text-box>
            <text:p><text:span text:style-name="T5">server side</text:span></text:p>
          </draw:text-box>
        </draw:frame>
        <draw:frame draw:style-name="gr33" draw:text-style-name="P9" draw:layer="layout" svg:width="1.891cm" svg:height="0.988cm" svg:x="17.129cm" svg:y="5.6cm">
          <draw:text-box>
            <text:p><text:span text:style-name="T5">JWT</text:span></text:p>
          </draw:text-box>
        </draw:frame>
        <draw:frame draw:style-name="gr34" draw:text-style-name="P9" draw:layer="layout" svg:width="2.331cm" svg:height="0.988cm" svg:x="1.8cm" svg:y="7.712cm">
          <draw:text-box>
            <text:p><text:span text:style-name="T5">redux</text:span></text:p>
          </draw:text-box>
        </draw:frame>
        <draw:frame draw:style-name="gr35" draw:text-style-name="P9" draw:layer="layout" svg:width="2.957cm" svg:height="0.988cm" svg:x="16.36cm" svg:y="4.588cm">
          <draw:text-box>
            <text:p><text:span text:style-name="T5">pending</text:span></text:p>
          </draw:text-box>
        </draw:frame>
        <draw:frame draw:style-name="gr36" draw:text-style-name="P9" draw:layer="layout" svg:width="2.796cm" svg:height="0.988cm" svg:x="7.4cm" svg:y="11.312cm">
          <draw:text-box>
            <text:p><text:span text:style-name="T5">fulfilled</text:span></text:p>
          </draw:text-box>
        </draw:frame>
        <draw:frame draw:style-name="gr37" draw:text-style-name="P9" draw:layer="layout" svg:width="2.966cm" svg:height="0.988cm" svg:x="22.004cm" svg:y="7.712cm">
          <draw:text-box>
            <text:p><text:span text:style-name="T5">rejected</text:span></text:p>
          </draw:text-box>
        </draw:frame>
        <draw:frame draw:style-name="gr38" draw:text-style-name="P11" draw:layer="layout" svg:width="6.332cm" svg:height="1cm" svg:x="10.4cm" svg:y="12.3cm">
          <draw:text-box>
            <text:p text:style-name="P10"><text:span text:style-name="T5">create-react-app</text:span></text:p>
          </draw:text-box>
        </draw:frame>
        <draw:frame draw:style-name="gr39" draw:text-style-name="P9" draw:layer="layout" svg:width="2.344cm" svg:height="0.988cm" svg:x="18.056cm" svg:y="11.9cm">
          <draw:text-box>
            <text:p><text:span text:style-name="T5">smart</text:span></text:p>
          </draw:text-box>
        </draw:frame>
        <draw:frame draw:style-name="gr40" draw:text-style-name="P9" draw:layer="layout" svg:width="2.123cm" svg:height="0.988cm" svg:x="2.6cm" svg:y="15.3cm">
          <draw:text-box>
            <text:p><text:span text:style-name="T5">story</text:span></text:p>
          </draw:text-box>
        </draw:frame>
        <draw:frame draw:style-name="gr8" draw:text-style-name="P9" draw:layer="layout" svg:width="4.2cm" svg:height="0.988cm" svg:x="7.6cm" svg:y="4.912cm">
          <draw:text-box>
            <text:p><text:span text:style-name="T5">storybook</text:span></text:p>
          </draw:text-box>
        </draw:frame>
        <draw:frame draw:style-name="gr41" draw:text-style-name="P9" draw:layer="layout" svg:width="1.797cm" svg:height="0.988cm" svg:x="4.4cm" svg:y="3.6cm">
          <draw:text-box>
            <text:p><text:span text:style-name="T5">Jest</text:span></text:p>
          </draw:text-box>
        </draw:frame>
        <draw:frame draw:style-name="gr42" draw:text-style-name="P9" draw:layer="layout" svg:width="3.639cm" svg:height="0.988cm" svg:x="9.761cm" svg:y="15.312cm">
          <draw:text-box>
            <text:p><text:span text:style-name="T5">typescript</text:span></text:p>
          </draw:text-box>
        </draw:frame>
        <draw:frame draw:style-name="gr28" draw:text-style-name="P9" draw:layer="layout" svg:width="1.73cm" svg:height="0.988cm" svg:x="14.2cm" svg:y="8.9cm">
          <draw:text-box>
            <text:p><text:span text:style-name="T5">flow</text:span></text:p>
          </draw:text-box>
        </draw:frame>
        <draw:frame draw:style-name="gr8" draw:text-style-name="P9" draw:layer="layout" svg:width="4.2cm" svg:height="0.988cm" svg:x="21.2cm" svg:y="11.512cm">
          <draw:text-box>
            <text:p><text:span text:style-name="T5">JavaScript</text:span></text:p>
          </draw:text-box>
        </draw:frame>
        <draw:frame draw:style-name="gr8" draw:text-style-name="P9" draw:layer="layout" svg:width="4.2cm" svg:height="0.988cm" svg:x="5.2cm" svg:y="16.112cm">
          <draw:text-box>
            <text:p><text:span text:style-name="T5">EcmaScript</text:span></text:p>
          </draw:text-box>
        </draw:frame>
        <draw:frame draw:style-name="gr43" draw:text-style-name="P9" draw:layer="layout" svg:width="2.598cm" svg:height="0.988cm" svg:x="11.602cm" svg:y="3.924cm">
          <draw:text-box>
            <text:p><text:span text:style-name="T5">vanilla</text:span></text:p>
          </draw:text-box>
        </draw:frame>
        <draw:frame draw:style-name="gr44" draw:text-style-name="P9" draw:layer="layout" svg:width="7.982cm" svg:height="0.988cm" svg:x="16.548cm" svg:y="13.1cm">
          <draw:text-box>
            <text:p><text:span text:style-name="T5">Higher order component</text:span></text:p>
          </draw:text-box>
        </draw:frame>
        <draw:frame draw:style-name="gr45" draw:text-style-name="P9" draw:layer="layout" svg:width="3.935cm" svg:height="0.988cm" svg:x="18.4cm" svg:y="15.7cm">
          <draw:text-box>
            <text:p><text:span text:style-name="T5">komponent</text:span></text:p>
          </draw:text-box>
        </draw:frame>
        <draw:frame draw:style-name="gr46" draw:text-style-name="P9" draw:layer="layout" svg:width="2.013cm" svg:height="0.988cm" svg:x="1.4cm" svg:y="9.112cm">
          <draw:text-box>
            <text:p><text:span text:style-name="T5">fetch</text:span></text:p>
          </draw:text-box>
        </draw:frame>
        <draw:frame draw:style-name="gr8" draw:text-style-name="P9" draw:layer="layout" svg:width="2.128cm" svg:height="0.988cm" svg:x="20.872cm" svg:y="6cm">
          <draw:text-box>
            <text:p><text:span text:style-name="T5">axios</text:span></text:p>
          </draw:text-box>
        </draw:frame>
        <draw:frame draw:style-name="gr47" draw:text-style-name="P9" draw:layer="layout" svg:width="5.891cm" svg:height="0.988cm" svg:x="17.8cm" svg:y="3.6cm">
          <draw:text-box>
            <text:p><text:span text:style-name="T5">one way data flow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4T18:43:20.210054237</dc:date>
    <meta:editing-duration>PT2H6M49S</meta:editing-duration>
    <meta:editing-cycles>14</meta:editing-cycles>
    <meta:generator>LibreOffice/6.3.2.2$MacOSX_X86_64 LibreOffice_project/98b30e735bda24bc04ab42594c85f7fd8be07b9c</meta:generator>
    <meta:document-statistic meta:object-count="172"/>
  </office:meta>
</office:document-meta>
</file>